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ffffa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_proc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t_loading</text:p>
          </table:table-cell>
          <table:table-cell office:value-type="string" calcext:value-type="string">
            <text:p>t_pars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.428" calcext:value-type="float">
            <text:p>4.428</text:p>
          </table:table-cell>
          <table:table-cell table:style-name="ce4" office:value-type="float" office:value="1.099" calcext:value-type="float">
            <text:p>1.099</text:p>
          </table:table-cell>
          <table:table-cell table:style-name="ce4" office:value-type="float" office:value="6.079" calcext:value-type="float">
            <text:p>6.079</text:p>
          </table:table-cell>
          <table:table-cell table:style-name="ce4" office:value-type="float" office:value="6.177" calcext:value-type="float">
            <text:p>6.177</text:p>
          </table:table-cell>
          <table:table-cell table:style-name="ce4"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919" calcext:value-type="float">
            <text:p>3.919</text:p>
          </table:table-cell>
          <table:table-cell office:value-type="float" office:value="1.057" calcext:value-type="float">
            <text:p>1.057</text:p>
          </table:table-cell>
          <table:table-cell office:value-type="float" office:value="9.732" calcext:value-type="float">
            <text:p>9.732</text:p>
          </table:table-cell>
          <table:table-cell office:value-type="float" office:value="5.725" calcext:value-type="float">
            <text:p>5.725</text:p>
          </table:table-cell>
          <table:table-cell office:value-type="float" office:value="1.786" calcext:value-type="float">
            <text:p>1.7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169" calcext:value-type="float">
            <text:p>2.169</text:p>
          </table:table-cell>
          <table:table-cell office:value-type="float" office:value="1.066" calcext:value-type="float">
            <text:p>1.066</text:p>
          </table:table-cell>
          <table:table-cell office:value-type="float" office:value="10.228" calcext:value-type="float">
            <text:p>10.228</text:p>
          </table:table-cell>
          <table:table-cell office:value-type="float" office:value="4.05" calcext:value-type="float">
            <text:p>4.05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477" calcext:value-type="float">
            <text:p>1.477</text:p>
          </table:table-cell>
          <table:table-cell office:value-type="float" office:value="1.058" calcext:value-type="float">
            <text:p>1.058</text:p>
          </table:table-cell>
          <table:table-cell office:value-type="float" office:value="12.987" calcext:value-type="float">
            <text:p>12.987</text:p>
          </table:table-cell>
          <table:table-cell office:value-type="float" office:value="3.422" calcext:value-type="float">
            <text:p>3.422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.427" calcext:value-type="float">
            <text:p>4.427</text:p>
          </table:table-cell>
          <table:table-cell table:style-name="ce4" office:value-type="float" office:value="1.119" calcext:value-type="float">
            <text:p>1.119</text:p>
          </table:table-cell>
          <table:table-cell table:style-name="ce4" office:value-type="float" office:value="6.103" calcext:value-type="float">
            <text:p>6.103</text:p>
          </table:table-cell>
          <table:table-cell table:style-name="ce4" office:value-type="float" office:value="6.194" calcext:value-type="float">
            <text:p>6.194</text:p>
          </table:table-cell>
          <table:table-cell table:style-name="ce4" office:value-type="float" office:value="1.117" calcext:value-type="float">
            <text:p>1.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797" calcext:value-type="float">
            <text:p>3.797</text:p>
          </table:table-cell>
          <table:table-cell office:value-type="float" office:value="1.074" calcext:value-type="float">
            <text:p>1.074</text:p>
          </table:table-cell>
          <table:table-cell office:value-type="float" office:value="9.725" calcext:value-type="float">
            <text:p>9.725</text:p>
          </table:table-cell>
          <table:table-cell office:value-type="float" office:value="5.605" calcext:value-type="float">
            <text:p>5.605</text:p>
          </table:table-cell>
          <table:table-cell office:value-type="float" office:value="1.722" calcext:value-type="float">
            <text:p>1.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31" calcext:value-type="float">
            <text:p>2.231</text:p>
          </table:table-cell>
          <table:table-cell office:value-type="float" office:value="1.092" calcext:value-type="float">
            <text:p>1.092</text:p>
          </table:table-cell>
          <table:table-cell office:value-type="float" office:value="10.463" calcext:value-type="float">
            <text:p>10.463</text:p>
          </table:table-cell>
          <table:table-cell office:value-type="float" office:value="4.502" calcext:value-type="float">
            <text:p>4.502</text:p>
          </table:table-cell>
          <table:table-cell office:value-type="float" office:value="1.675" calcext:value-type="float">
            <text:p>1.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072" calcext:value-type="float">
            <text:p>1.072</text:p>
          </table:table-cell>
          <table:table-cell office:value-type="float" office:value="13.238" calcext:value-type="float">
            <text:p>13.238</text:p>
          </table:table-cell>
          <table:table-cell office:value-type="float" office:value="3.428" calcext:value-type="float">
            <text:p>3.428</text:p>
          </table:table-cell>
          <table:table-cell office:value-type="float" office:value="1.877" calcext:value-type="float">
            <text:p>1.877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.44" calcext:value-type="float">
            <text:p>4.44</text:p>
          </table:table-cell>
          <table:table-cell table:style-name="ce4" office:value-type="float" office:value="1.089" calcext:value-type="float">
            <text:p>1.089</text:p>
          </table:table-cell>
          <table:table-cell table:style-name="ce4" office:value-type="float" office:value="6.085" calcext:value-type="float">
            <text:p>6.085</text:p>
          </table:table-cell>
          <table:table-cell table:style-name="ce4" office:value-type="float" office:value="6.198" calcext:value-type="float">
            <text:p>6.198</text:p>
          </table:table-cell>
          <table:table-cell table:style-name="ce4" office:value-type="float" office:value="1.123" calcext:value-type="float">
            <text:p>1.1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.923" calcext:value-type="float">
            <text:p>3.923</text:p>
          </table:table-cell>
          <table:table-cell office:value-type="float" office:value="1.065" calcext:value-type="float">
            <text:p>1.065</text:p>
          </table:table-cell>
          <table:table-cell office:value-type="float" office:value="5.684" calcext:value-type="float">
            <text:p>5.684</text:p>
          </table:table-cell>
          <table:table-cell office:value-type="float" office:value="9.73" calcext:value-type="float">
            <text:p>9.73</text:p>
          </table:table-cell>
          <table:table-cell office:value-type="float" office:value="1.804" calcext:value-type="float">
            <text:p>1.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273" calcext:value-type="float">
            <text:p>2.273</text:p>
          </table:table-cell>
          <table:table-cell office:value-type="float" office:value="1.056" calcext:value-type="float">
            <text:p>1.056</text:p>
          </table:table-cell>
          <table:table-cell office:value-type="float" office:value="10.42" calcext:value-type="float">
            <text:p>10.42</text:p>
          </table:table-cell>
          <table:table-cell office:value-type="float" office:value="4.141" calcext:value-type="float">
            <text:p>4.141</text:p>
          </table:table-cell>
          <table:table-cell office:value-type="float" office:value="1.677" calcext:value-type="float">
            <text:p>1.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495" calcext:value-type="float">
            <text:p>1.495</text:p>
          </table:table-cell>
          <table:table-cell office:value-type="float" office:value="1.078" calcext:value-type="float">
            <text:p>1.078</text:p>
          </table:table-cell>
          <table:table-cell office:value-type="float" office:value="13.338" calcext:value-type="float">
            <text:p>13.338</text:p>
          </table:table-cell>
          <table:table-cell office:value-type="float" office:value="3.385" calcext:value-type="float">
            <text:p>3.385</text:p>
          </table:table-cell>
          <table:table-cell office:value-type="float" office:value="1.833" calcext:value-type="float">
            <text:p>1.83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861" calcext:value-type="float">
            <text:p>1.861</text:p>
          </table:table-cell>
          <table:table-cell office:value-type="float" office:value="1.088" calcext:value-type="float">
            <text:p>1.088</text:p>
          </table:table-cell>
          <table:table-cell office:value-type="float" office:value="13.79" calcext:value-type="float">
            <text:p>13.79</text:p>
          </table:table-cell>
          <table:table-cell office:value-type="float" office:value="3.856" calcext:value-type="float">
            <text:p>3.856</text:p>
          </table:table-cell>
          <table:table-cell office:value-type="float" office:value="1.953" calcext:value-type="float">
            <text:p>1.9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d impl</text:p>
          </table:table-cell>
          <table:table-cell office:value-type="string" calcext:value-type="string">
            <text:p>self.transl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_proc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t_loading</text:p>
          </table:table-cell>
          <table:table-cell office:value-type="string" calcext:value-type="string">
            <text:p>t_pars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  <table:table-cell office:value-type="float" office:value="1.096" calcext:value-type="float">
            <text:p>1.096</text:p>
          </table:table-cell>
          <table:table-cell office:value-type="float" office:value="6.146" calcext:value-type="float">
            <text:p>6.146</text:p>
          </table:table-cell>
          <table:table-cell office:value-type="float" office:value="6.159" calcext:value-type="float">
            <text:p>6.159</text:p>
          </table:table-cell>
          <table:table-cell office:value-type="float" office:value="1.106" calcext:value-type="float">
            <text:p>1.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038" calcext:value-type="float">
            <text:p>4.038</text:p>
          </table:table-cell>
          <table:table-cell office:value-type="float" office:value="1.093" calcext:value-type="float">
            <text:p>1.093</text:p>
          </table:table-cell>
          <table:table-cell office:value-type="float" office:value="9.906" calcext:value-type="float">
            <text:p>9.906</text:p>
          </table:table-cell>
          <table:table-cell office:value-type="float" office:value="5.631" calcext:value-type="float">
            <text:p>5.631</text:p>
          </table:table-cell>
          <table:table-cell office:value-type="float" office:value="1.733" calcext:value-type="float">
            <text:p>1.7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304" calcext:value-type="float">
            <text:p>2.304</text:p>
          </table:table-cell>
          <table:table-cell office:value-type="float" office:value="1.096" calcext:value-type="float">
            <text:p>1.096</text:p>
          </table:table-cell>
          <table:table-cell office:value-type="float" office:value="10.756" calcext:value-type="float">
            <text:p>10.756</text:p>
          </table:table-cell>
          <table:table-cell office:value-type="float" office:value="3.905" calcext:value-type="float">
            <text:p>3.905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623" calcext:value-type="float">
            <text:p>1.623</text:p>
          </table:table-cell>
          <table:table-cell office:value-type="float" office:value="1.072" calcext:value-type="float">
            <text:p>1.072</text:p>
          </table:table-cell>
          <table:table-cell office:value-type="float" office:value="14.046" calcext:value-type="float">
            <text:p>14.046</text:p>
          </table:table-cell>
          <table:table-cell office:value-type="float" office:value="3.299" calcext:value-type="float">
            <text:p>3.299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bjTransl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_proc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t_loading</text:p>
          </table:table-cell>
          <table:table-cell office:value-type="string" calcext:value-type="string">
            <text:p>t_pars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445" calcext:value-type="float">
            <text:p>4.445</text:p>
          </table:table-cell>
          <table:table-cell office:value-type="float" office:value="1.11" calcext:value-type="float">
            <text:p>1.11</text:p>
          </table:table-cell>
          <table:table-cell office:value-type="float" office:value="5.997" calcext:value-type="float">
            <text:p>5.997</text:p>
          </table:table-cell>
          <table:table-cell office:value-type="float" office:value="5.998" calcext:value-type="float">
            <text:p>5.998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85" calcext:value-type="float">
            <text:p>3.885</text:p>
          </table:table-cell>
          <table:table-cell office:value-type="float" office:value="1.073" calcext:value-type="float">
            <text:p>1.073</text:p>
          </table:table-cell>
          <table:table-cell office:value-type="float" office:value="9.433" calcext:value-type="float">
            <text:p>9.433</text:p>
          </table:table-cell>
          <table:table-cell office:value-type="float" office:value="5.458" calcext:value-type="float">
            <text:p>5.458</text:p>
          </table:table-cell>
          <table:table-cell office:value-type="float" office:value="1.989" calcext:value-type="float">
            <text:p>1.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09" calcext:value-type="float">
            <text:p>2.209</text:p>
          </table:table-cell>
          <table:table-cell office:value-type="float" office:value="1.076" calcext:value-type="float">
            <text:p>1.076</text:p>
          </table:table-cell>
          <table:table-cell office:value-type="float" office:value="10.257" calcext:value-type="float">
            <text:p>10.257</text:p>
          </table:table-cell>
          <table:table-cell office:value-type="float" office:value="3.784" calcext:value-type="float">
            <text:p>3.784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office:value-type="float" office:value="1.086" calcext:value-type="float">
            <text:p>1.086</text:p>
          </table:table-cell>
          <table:table-cell office:value-type="float" office:value="12.912" calcext:value-type="float">
            <text:p>12.912</text:p>
          </table:table-cell>
          <table:table-cell office:value-type="float" office:value="3.086" calcext:value-type="float">
            <text:p>3.086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2" table:number-columns-repeated="7" table:default-cell-style-name="Default"/>
        <table:table-row table:style-name="ro2">
          <table:table-cell office:value-type="string" calcext:value-type="string">
            <text:p>Xle – Linux5.18</text:p>
          </table:table-cell>
          <table:table-cell office:value-type="string" calcext:value-type="string">
            <text:p>no batch</text:p>
          </table:table-cell>
          <table:table-cell office:value-type="string" calcext:value-type="string">
            <text:p>ObjTranslator</text:p>
          </table:table-cell>
          <table:table-cell office:value-type="string" calcext:value-type="string">
            <text:p>peng_s_1661</text:p>
          </table:table-cell>
          <table:table-cell/>
          <table:table-cell office:value-type="string" calcext:value-type="string">
            <text:p>time ./img_block_viewer.py --swc_dir /home/xyy/code/brain_data/swc_collect/pengetal_1741_registered_s --off_screen_rendering 1</text:p>
          </table:table-cell>
          <table:table-cell/>
        </table:table-row>
        <table:table-row table:style-name="ro2">
          <table:table-cell office:value-type="string" calcext:value-type="string">
            <text:p>n_proc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t_loading</text:p>
          </table:table-cell>
          <table:table-cell office:value-type="string" calcext:value-type="string">
            <text:p>t_pars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/</text:p>
          </table:table-cell>
          <table:table-cell office:value-type="float" office:value="99.649" calcext:value-type="float">
            <text:p>99.649</text:p>
          </table:table-cell>
          <table:table-cell office:value-type="float" office:value="23.402" calcext:value-type="float">
            <text:p>23.402</text:p>
          </table:table-cell>
          <table:table-cell table:style-name="ce3" office:value-type="string" calcext:value-type="string">
            <text:p>2m1.812s</text:p>
          </table:table-cell>
          <table:table-cell table:style-name="ce3" office:value-type="string" calcext:value-type="string">
            <text:p>2m4.357s</text:p>
          </table:table-cell>
          <table:table-cell table:style-name="ce3" office:value-type="string" calcext:value-type="string">
            <text:p>0m2.969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/</text:p>
          </table:table-cell>
          <table:table-cell office:value-type="float" office:value="80.622" calcext:value-type="float">
            <text:p>80.622</text:p>
          </table:table-cell>
          <table:table-cell office:value-type="float" office:value="22.137" calcext:value-type="float">
            <text:p>22.137</text:p>
          </table:table-cell>
          <table:table-cell table:style-name="ce3" office:value-type="string" calcext:value-type="string">
            <text:p>3m10.918s</text:p>
          </table:table-cell>
          <table:table-cell table:style-name="ce3" office:value-type="string" calcext:value-type="string">
            <text:p>1m43.958s</text:p>
          </table:table-cell>
          <table:table-cell table:style-name="ce3" office:value-type="string" calcext:value-type="string">
            <text:p>0m4.377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/</text:p>
          </table:table-cell>
          <table:table-cell office:value-type="float" office:value="42.115" calcext:value-type="float">
            <text:p>42.115</text:p>
          </table:table-cell>
          <table:table-cell office:value-type="float" office:value="22.168" calcext:value-type="float">
            <text:p>22.168</text:p>
          </table:table-cell>
          <table:table-cell table:style-name="ce3" office:value-type="string" calcext:value-type="string">
            <text:p>3m13.348s</text:p>
          </table:table-cell>
          <table:table-cell table:style-name="ce3" office:value-type="string" calcext:value-type="string">
            <text:p>1m5.526s</text:p>
          </table:table-cell>
          <table:table-cell table:style-name="ce3" office:value-type="string" calcext:value-type="string">
            <text:p>0m4.217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/</text:p>
          </table:table-cell>
          <table:table-cell office:value-type="float" office:value="27.228" calcext:value-type="float">
            <text:p>27.228</text:p>
          </table:table-cell>
          <table:table-cell office:value-type="float" office:value="22.326" calcext:value-type="float">
            <text:p>22.326</text:p>
          </table:table-cell>
          <table:table-cell table:style-name="ce3" office:value-type="string" calcext:value-type="string">
            <text:p>3m51.568s</text:p>
          </table:table-cell>
          <table:table-cell table:style-name="ce3" office:value-type="string" calcext:value-type="string">
            <text:p>0m50.834s</text:p>
          </table:table-cell>
          <table:table-cell table:style-name="ce3" office:value-type="string" calcext:value-type="string">
            <text:p>0m4.814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/</text:p>
          </table:table-cell>
          <table:table-cell office:value-type="float" office:value="24.737" calcext:value-type="float">
            <text:p>24.737</text:p>
          </table:table-cell>
          <table:table-cell office:value-type="float" office:value="22.184" calcext:value-type="float">
            <text:p>22.184</text:p>
          </table:table-cell>
          <table:table-cell table:style-name="ce3" office:value-type="string" calcext:value-type="string">
            <text:p>6m8.613s</text:p>
          </table:table-cell>
          <table:table-cell table:style-name="ce3" office:value-type="string" calcext:value-type="string">
            <text:p>0m48.304s</text:p>
          </table:table-cell>
          <table:table-cell table:style-name="ce3" office:value-type="string" calcext:value-type="string">
            <text:p>0m5.612s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Xle – Linux5.18</text:p>
          </table:table-cell>
          <table:table-cell office:value-type="string" calcext:value-type="string">
            <text:p>batched</text:p>
          </table:table-cell>
          <table:table-cell office:value-type="string" calcext:value-type="string">
            <text:p>ObjTranslator</text:p>
          </table:table-cell>
          <table:table-cell office:value-type="string" calcext:value-type="string">
            <text:p>peng_s_16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proc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t_loading</text:p>
          </table:table-cell>
          <table:table-cell office:value-type="string" calcext:value-type="string">
            <text:p>t_pars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9.662" calcext:value-type="float">
            <text:p>99.662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2m1.858s</text:p>
          </table:table-cell>
          <table:table-cell office:value-type="string" calcext:value-type="string">
            <text:p>2m3.285s</text:p>
          </table:table-cell>
          <table:table-cell office:value-type="string" calcext:value-type="string">
            <text:p>0m2.576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.878" calcext:value-type="float">
            <text:p>80.878</text:p>
          </table:table-cell>
          <table:table-cell office:value-type="float" office:value="22.022" calcext:value-type="float">
            <text:p>22.022</text:p>
          </table:table-cell>
          <table:table-cell office:value-type="string" calcext:value-type="string">
            <text:p>3m11.386s</text:p>
          </table:table-cell>
          <table:table-cell office:value-type="string" calcext:value-type="string">
            <text:p>1m44.123s</text:p>
          </table:table-cell>
          <table:table-cell office:value-type="string" calcext:value-type="string">
            <text:p>0m4.377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.221" calcext:value-type="float">
            <text:p>42.221</text:p>
          </table:table-cell>
          <table:table-cell office:value-type="float" office:value="21.927" calcext:value-type="float">
            <text:p>21.927</text:p>
          </table:table-cell>
          <table:table-cell office:value-type="string" calcext:value-type="string">
            <text:p>3m13.911s</text:p>
          </table:table-cell>
          <table:table-cell office:value-type="string" calcext:value-type="string">
            <text:p>1m5.347s</text:p>
          </table:table-cell>
          <table:table-cell office:value-type="string" calcext:value-type="string">
            <text:p>0m4.094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.929" calcext:value-type="float">
            <text:p>26.929</text:p>
          </table:table-cell>
          <table:table-cell office:value-type="float" office:value="22.121" calcext:value-type="float">
            <text:p>22.121</text:p>
          </table:table-cell>
          <table:table-cell office:value-type="string" calcext:value-type="string">
            <text:p>3m49.227s</text:p>
          </table:table-cell>
          <table:table-cell office:value-type="string" calcext:value-type="string">
            <text:p>0m50.300s</text:p>
          </table:table-cell>
          <table:table-cell office:value-type="string" calcext:value-type="string">
            <text:p>0m4.673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4.827" calcext:value-type="float">
            <text:p>24.827</text:p>
          </table:table-cell>
          <table:table-cell office:value-type="float" office:value="22.245" calcext:value-type="float">
            <text:p>22.245</text:p>
          </table:table-cell>
          <table:table-cell office:value-type="string" calcext:value-type="string">
            <text:p>6m8.385s</text:p>
          </table:table-cell>
          <table:table-cell office:value-type="string" calcext:value-type="string">
            <text:p>0m48.468s</text:p>
          </table:table-cell>
          <table:table-cell office:value-type="string" calcext:value-type="string">
            <text:p>0m5.600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79.483" calcext:value-type="float">
            <text:p>79.483</text:p>
          </table:table-cell>
          <table:table-cell office:value-type="float" office:value="22.019" calcext:value-type="float">
            <text:p>22.019</text:p>
          </table:table-cell>
          <table:table-cell office:value-type="string" calcext:value-type="string">
            <text:p>3m8.507s</text:p>
          </table:table-cell>
          <table:table-cell office:value-type="string" calcext:value-type="string">
            <text:p>1m42.701s</text:p>
          </table:table-cell>
          <table:table-cell office:value-type="string" calcext:value-type="string">
            <text:p>0m3.722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.49" calcext:value-type="float">
            <text:p>42.49</text:p>
          </table:table-cell>
          <table:table-cell office:value-type="float" office:value="22.075" calcext:value-type="float">
            <text:p>22.075</text:p>
          </table:table-cell>
          <table:table-cell office:value-type="string" calcext:value-type="string">
            <text:p>3m15.604s</text:p>
          </table:table-cell>
          <table:table-cell office:value-type="string" calcext:value-type="string">
            <text:p>1m5.761s</text:p>
          </table:table-cell>
          <table:table-cell office:value-type="string" calcext:value-type="string">
            <text:p>0m4.077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.078" calcext:value-type="float">
            <text:p>27.078</text:p>
          </table:table-cell>
          <table:table-cell office:value-type="float" office:value="22.098" calcext:value-type="float">
            <text:p>22.098</text:p>
          </table:table-cell>
          <table:table-cell office:value-type="string" calcext:value-type="string">
            <text:p>3m50.840s</text:p>
          </table:table-cell>
          <table:table-cell office:value-type="string" calcext:value-type="string">
            <text:p>0m50.433s</text:p>
          </table:table-cell>
          <table:table-cell office:value-type="string" calcext:value-type="string">
            <text:p>0m4.733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3.727" calcext:value-type="float">
            <text:p>83.727</text:p>
          </table:table-cell>
          <table:table-cell office:value-type="float" office:value="21.573" calcext:value-type="float">
            <text:p>21.573</text:p>
          </table:table-cell>
          <table:table-cell office:value-type="string" calcext:value-type="string">
            <text:p>3m15.200s</text:p>
          </table:table-cell>
          <table:table-cell office:value-type="string" calcext:value-type="string">
            <text:p>1m46.502s</text:p>
          </table:table-cell>
          <table:table-cell office:value-type="string" calcext:value-type="string">
            <text:p>0m5.276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.779" calcext:value-type="float">
            <text:p>43.779</text:p>
          </table:table-cell>
          <table:table-cell office:value-type="float" office:value="22.331" calcext:value-type="float">
            <text:p>22.331</text:p>
          </table:table-cell>
          <table:table-cell office:value-type="string" calcext:value-type="string">
            <text:p>3m20.885s</text:p>
          </table:table-cell>
          <table:table-cell office:value-type="string" calcext:value-type="string">
            <text:p>1m7.311s</text:p>
          </table:table-cell>
          <table:table-cell office:value-type="string" calcext:value-type="string">
            <text:p>0m5.577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.188" calcext:value-type="float">
            <text:p>27.188</text:p>
          </table:table-cell>
          <table:table-cell office:value-type="float" office:value="22.525" calcext:value-type="float">
            <text:p>22.525</text:p>
          </table:table-cell>
          <table:table-cell office:value-type="string" calcext:value-type="string">
            <text:p>3m52.403s</text:p>
          </table:table-cell>
          <table:table-cell office:value-type="string" calcext:value-type="string">
            <text:p>0m50.964s</text:p>
          </table:table-cell>
          <table:table-cell office:value-type="string" calcext:value-type="string">
            <text:p>0m5.943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.086" calcext:value-type="float">
            <text:p>42.086</text:p>
          </table:table-cell>
          <table:table-cell office:value-type="float" office:value="21.914" calcext:value-type="float">
            <text:p>21.914</text:p>
          </table:table-cell>
          <table:table-cell office:value-type="string" calcext:value-type="string">
            <text:p>3m13.003s</text:p>
          </table:table-cell>
          <table:table-cell office:value-type="string" calcext:value-type="string">
            <text:p>1m5.242s</text:p>
          </table:table-cell>
          <table:table-cell office:value-type="string" calcext:value-type="string">
            <text:p>0m4.230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.891" calcext:value-type="float">
            <text:p>41.891</text:p>
          </table:table-cell>
          <table:table-cell office:value-type="float" office:value="22.056" calcext:value-type="float">
            <text:p>22.056</text:p>
          </table:table-cell>
          <table:table-cell office:value-type="string" calcext:value-type="string">
            <text:p>3m12.709s</text:p>
          </table:table-cell>
          <table:table-cell office:value-type="string" calcext:value-type="string">
            <text:p>1m5.150s</text:p>
          </table:table-cell>
          <table:table-cell office:value-type="string" calcext:value-type="string">
            <text:p>0m4.255s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2.685" calcext:value-type="float">
            <text:p>42.685</text:p>
          </table:table-cell>
          <table:table-cell office:value-type="float" office:value="22.327" calcext:value-type="float">
            <text:p>22.327</text:p>
          </table:table-cell>
          <table:table-cell office:value-type="string" calcext:value-type="string">
            <text:p>3m18.040s</text:p>
          </table:table-cell>
          <table:table-cell office:value-type="string" calcext:value-type="string">
            <text:p>1m6.241s</text:p>
          </table:table-cell>
          <table:table-cell office:value-type="string" calcext:value-type="string">
            <text:p>0m4.548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3.52" calcext:value-type="float">
            <text:p>43.52</text:p>
          </table:table-cell>
          <table:table-cell office:value-type="float" office:value="22.278" calcext:value-type="float">
            <text:p>22.278</text:p>
          </table:table-cell>
          <table:table-cell office:value-type="string" calcext:value-type="string">
            <text:p>3m20.723s</text:p>
          </table:table-cell>
          <table:table-cell office:value-type="string" calcext:value-type="string">
            <text:p>1m6.987s</text:p>
          </table:table-cell>
          <table:table-cell office:value-type="string" calcext:value-type="string">
            <text:p>0m4.945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.868" calcext:value-type="float">
            <text:p>44.868</text:p>
          </table:table-cell>
          <table:table-cell office:value-type="float" office:value="22.244" calcext:value-type="float">
            <text:p>22.244</text:p>
          </table:table-cell>
          <table:table-cell office:value-type="string" calcext:value-type="string">
            <text:p>3m23.277s</text:p>
          </table:table-cell>
          <table:table-cell office:value-type="string" calcext:value-type="string">
            <text:p>1m8.305s</text:p>
          </table:table-cell>
          <table:table-cell office:value-type="string" calcext:value-type="string">
            <text:p>0m5.059s</text:p>
          </table:table-cell>
        </table:table-row>
        <table:table-row table:style-name="ro2">
          <table:table-cell office:value-type="string" calcext:value-type="string">
            <text:p>prefer="threads"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6.271" calcext:value-type="float">
            <text:p>126.271</text:p>
          </table:table-cell>
          <table:table-cell office:value-type="float" office:value="22.194" calcext:value-type="float">
            <text:p>22.194</text:p>
          </table:table-cell>
          <table:table-cell office:value-type="string" calcext:value-type="string">
            <text:p>2m34.932s</text:p>
          </table:table-cell>
          <table:table-cell office:value-type="string" calcext:value-type="string">
            <text:p>2m29.593s</text:p>
          </table:table-cell>
          <table:table-cell office:value-type="string" calcext:value-type="string">
            <text:p>0m4.853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MB/s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MB/s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_proc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t_loading</text:p>
          </table:table-cell>
          <table:table-cell office:value-type="string" calcext:value-type="string">
            <text:p>t_pars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5.781" calcext:value-type="float">
            <text:p>205.781</text:p>
          </table:table-cell>
          <table:table-cell office:value-type="float" office:value="162.53" calcext:value-type="float">
            <text:p>162.53</text:p>
          </table:table-cell>
          <table:table-cell office:value-type="string" calcext:value-type="string">
            <text:p>29m28.545s</text:p>
          </table:table-cell>
          <table:table-cell office:value-type="string" calcext:value-type="string">
            <text:p>44m13.118s</text:p>
          </table:table-cell>
          <table:table-cell office:value-type="string" calcext:value-type="string">
            <text:p>0m52.186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01:50:55.821457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8:50:56.460753205</meta:creation-date>
    <dc:date>2023-01-09T01:51:34.074166671</dc:date>
    <meta:editing-duration>PT2H5M48S</meta:editing-duration>
    <meta:editing-cycles>51</meta:editing-cycles>
    <meta:generator>LibreOffice/7.0.4.2$Linux_X86_64 LibreOffice_project/00$Build-2</meta:generator>
    <meta:document-statistic meta:table-count="2" meta:cell-count="378" meta:object-count="0"/>
  </office:meta>
</office:document-meta>
</file>